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st Presentatio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ext here</text:p>
            <text:p>Another line of text he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achlieli CLM" svg:font-family="'Nachlieli CLM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am Yorav-Raphael</meta:initial-creator>
    <meta:creation-date>2019-07-26T16:22:13.538309796</meta:creation-date>
    <dc:date>2019-07-26T16:30:41.179170775</dc:date>
    <dc:creator>Noam Yorav-Raphael</dc:creator>
    <meta:editing-duration>PT48S</meta:editing-duration>
    <meta:editing-cycles>2</meta:editing-cycles>
    <meta:generator>LibreOffice/5.1.6.2$Linux_X86_64 LibreOffice_project/10m0$Build-2</meta:generator>
    <meta:document-statistic meta:object-count="25"/>
  </office:meta>
</office:document-meta>
</file>